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 style:parent-style-name="Heading_20_1">
      <style:paragraph-properties fo:break-before="page"/>
      <style:text-properties fo:font-size="16pt" officeooo:paragraph-rsid="000aaf53" style:font-size-asian="16pt" style:font-size-complex="16pt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paragraph-rsid="000aaf53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font-size-asian="16pt" style:font-size-complex="16pt" loext:padding="0.0193in" loext:border="0.06pt solid #f7faff"/>
    </style:style>
    <style:style style:name="T3" style:family="text">
      <style:text-properties fo:font-size="16pt" style:font-size-asian="16pt" style:font-size-complex="16pt" loext:padding="0in" loext:border="none"/>
    </style:style>
    <style:style style:name="T4" style:family="text">
      <style:text-properties loext:padding="0.0193in" loext:border="0.06pt solid #f7faff"/>
    </style:style>
    <style:style style:name="T5" style:family="text">
      <style:text-properties loext:padding="0in" loext:border="non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size-asian="12pt" style:font-size-complex="12pt" loext:padding="0.0193in" loext:border="0.06pt solid #f7faff"/>
    </style:style>
    <style:style style:name="T8" style:family="text">
      <style:text-properties fo:font-size="12pt" style:font-size-asian="12pt" style:font-size-complex="12pt" loext:padding="0in" loext:border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aaf53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aaf53" style:font-style-asian="italic" style:font-weight-asian="bold" style:font-style-complex="italic" style:font-weight-complex="bold"/>
    </style:style>
    <style:style style:name="T13" style:family="text">
      <style:text-properties officeooo:rsid="000aaf5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529. Maximum Count of Positive Integer and Negative Integer</text:h>
      <text:p text:style-name="P7"><text:span text:style-name="T6">Given an array </text:span><text:span text:style-name="Source_20_Text"><text:span text:style-name="T7">nums</text:span></text:span><text:span text:style-name="T6"> sorted in </text:span><text:span text:style-name="Strong_20_Emphasis"><text:span text:style-name="T8">non-decreasing</text:span></text:span><text:span text:style-name="T6"> order, return </text:span><text:span text:style-name="Emphasis"><text:span text:style-name="T8">the maximum between the number of positive integers and the number of negative integers.</text:span></text:span></text:p>
      <text:list text:style-name="L1">
        <text:list-item>
          <text:p text:style-name="P8">In other words, if the number of positive integers in <text:span text:style-name="Source_20_Text"><text:span text:style-name="T4">nums</text:span></text:span> is <text:span text:style-name="Source_20_Text"><text:span text:style-name="T4">pos</text:span></text:span> and the number of negative integers is <text:span text:style-name="Source_20_Text"><text:span text:style-name="T4">neg</text:span></text:span>, then return the maximum of <text:span text:style-name="Source_20_Text"><text:span text:style-name="T4">pos</text:span></text:span> and <text:span text:style-name="Source_20_Text"><text:span text:style-name="T4">neg</text:span></text:span>.</text:p>
        </text:list-item>
      </text:list>
      <text:p text:style-name="P7"><text:span text:style-name="Strong_20_Emphasis"><text:span text:style-name="T5">Note</text:span></text:span> that <text:span text:style-name="Source_20_Text"><text:span text:style-name="T4">0</text:span></text:span> is neither positive nor negative.</text:p>
      <text:p text:style-name="P7"><text:span text:style-name="Strong_20_Emphasis"><text:span text:style-name="T5">Example 1:</text:span></text:span></text:p>
      <text:p text:style-name="P4"><text:span text:style-name="Strong_20_Emphasis"><text:span text:style-name="T5">Input:</text:span></text:span> nums = [-2,-1,-1,1,2,3]</text:p>
      <text:p text:style-name="P4"><text:span text:style-name="Strong_20_Emphasis"><text:span text:style-name="T5">Output:</text:span></text:span> 3</text:p>
      <text:p text:style-name="P3"><text:span text:style-name="Strong_20_Emphasis"><text:span text:style-name="T5">Explanation:</text:span></text:span> There are 3 positive integers and 3 negative integers. The maximum count among them is 3.</text:p>
      <text:p text:style-name="P7"><text:span text:style-name="Strong_20_Emphasis"><text:span text:style-name="T5">Example 2:</text:span></text:span></text:p>
      <text:p text:style-name="P4"><text:span text:style-name="Strong_20_Emphasis"><text:span text:style-name="T5">Input:</text:span></text:span> nums = [-3,-2,-1,0,0,1,2]</text:p>
      <text:p text:style-name="P4"><text:span text:style-name="Strong_20_Emphasis"><text:span text:style-name="T5">Output:</text:span></text:span> 3</text:p>
      <text:p text:style-name="P3"><text:span text:style-name="Strong_20_Emphasis"><text:span text:style-name="T5">Explanation:</text:span></text:span> There are 2 positive integers and 3 negative integers. The maximum count among them is 3.</text:p>
      <text:p text:style-name="P7"><text:span text:style-name="Strong_20_Emphasis"><text:span text:style-name="T5">Example 3:</text:span></text:span></text:p>
      <text:p text:style-name="P4"><text:span text:style-name="Strong_20_Emphasis"><text:span text:style-name="T5">Input:</text:span></text:span> nums = [5,20,66,1314]</text:p>
      <text:p text:style-name="P4"><text:span text:style-name="Strong_20_Emphasis"><text:span text:style-name="T5">Output:</text:span></text:span> 4</text:p>
      <text:p text:style-name="P3"><text:span text:style-name="Strong_20_Emphasis"><text:span text:style-name="T5">Explanation:</text:span></text:span> There are 4 positive integers and 0 negative integers. The maximum count among them is 4.</text:p>
      <text:p text:style-name="P7"><text:span text:style-name="Strong_20_Emphasis"><text:span text:style-name="T5">Constraints:</text:span></text:span></text:p>
      <text:list text:style-name="L2">
        <text:list-item>
          <text:p text:style-name="P9"><text:span text:style-name="Source_20_Text"><text:span text:style-name="T4">1 &lt;= nums.length &lt;= 2000</text:span></text:span></text:p>
        </text:list-item>
        <text:list-item>
          <text:p text:style-name="P9"><text:span text:style-name="Source_20_Text"><text:span text:style-name="T4">-2000 &lt;= nums[i] &lt;= 2000</text:span></text:span></text:p>
        </text:list-item>
        <text:list-item>
          <text:p text:style-name="P10"><text:span text:style-name="Source_20_Text"><text:span text:style-name="T4">nums</text:span></text:span> is sorted in a <text:span text:style-name="Strong_20_Emphasis"><text:span text:style-name="T5">non-decreasing order</text:span></text:span>.</text:p>
        </text:list-item>
      </text:list>
      <text:p text:style-name="P7"><text:span text:style-name="Strong_20_Emphasis"><text:span text:style-name="T5">Follow up:</text:span></text:span> Can you solve the problem in <text:span text:style-name="Source_20_Text"><text:span text:style-name="T4">O(log(n))</text:span></text:span> time complexity?</text:p>
      <text:p text:style-name="Text_20_body"><text:span text:style-name="T1"/></text:p>
      <text:h text:style-name="P2" text:outline-level="1">2529. Maximum Count of Positive Integer and Negative Integer</text:h>
      <text:p text:style-name="Standard">/*</text:p>
      <text:p text:style-name="Standard"><text:s text:c="4"/><text:span text:style-name="T11">Two passes Binary search</text:span></text:p>
      <text:p text:style-name="Standard"><text:s text:c="4"/>Time complexity: O(2logn)</text:p>
      <text:p text:style-name="Standard"><text:s text:c="4"/>Space complexity: O(1)</text:p>
      <text:p text:style-name="Standard">*/</text:p>
      <text:p text:style-name="Standard">class Solution {</text:p>
      <text:p text:style-name="Standard"><text:s text:c="4"/>public:</text:p>
      <text:p text:style-name="Standard"><text:s text:c="8"/>int maximumCount(vector&lt;int&gt;&amp; nums){</text:p>
      <text:p text:style-name="Standard"><text:s text:c="12"/>int n=nums.size();</text:p>
      <text:p text:style-name="Standard"/>
      <text:p text:style-name="Standard"><text:s text:c="11"/><text:span text:style-name="T11"><text:s/>// pos_1st_0: will contains</text:span></text:p>
      <text:p text:style-name="P5"><text:s text:c="12"/>// - the pos<text:span text:style-name="T13">i</text:span>tion of the 1st zero, if zero exists</text:p>
      <text:p text:style-name="P5"><text:s text:c="12"/>// - the pos<text:span text:style-name="T13">i</text:span>tion of the 1st positive intger, if zero does not exist</text:p>
      <text:p text:style-name="Standard"><text:s text:c="12"/>int pos_1st_0=std::lower_bound(nums.begin(),nums.end(),0)-nums.begin();</text:p>
      <text:p text:style-name="Standard"/>
      <text:p text:style-name="Standard"><text:s text:c="8"/><text:span text:style-name="T11"><text:s text:c="4"/>// pos_1st_0==n, means zero does not exists or all integer are negative: max(n,n-n)=n</text:span></text:p>
      <text:p text:style-name="P6"><text:s text:c="9"/><text:span text:style-name="T11"><text:s text:c="3"/>// nums[pos_1st_0]!=0, means zero does not exist, but we have the pos</text:span><text:span text:style-name="T12">i</text:span><text:span text:style-name="T11">tion of the first</text:span></text:p>
      <text:p text:style-name="P6"><text:span text:style-name="T11"><text:s text:c="12"/>// positive integer:</text:span></text:p>
      <text:p text:style-name="Standard"><text:s text:c="10"/><text:span text:style-name="T11"><text:s text:c="2"/>// pos_1st_0: is the number of negative integers</text:span></text:p>
      <text:p text:style-name="P5"><text:s text:c="12"/>// n-pos_1st_0: is the number of positive integers.</text:p>
      <text:p text:style-name="Standard"><text:s text:c="12"/>if(pos_1st_0 == n || nums[pos_1st_0]!=0) return std::max(pos_1st_0,n-pos_1st_0);</text:p>
      <text:p text:style-name="Standard"/>
      <text:p text:style-name="Standard"><text:s text:c="6"/><text:span text:style-name="T11"><text:s text:c="6"/>// If the arrays contains at least a zero, in this case:</text:span></text:p>
      <text:p text:style-name="P5"><text:s text:c="12"/>// search the position of the last zero</text:p>
      <text:p text:style-name="Standard"><text:s text:c="12"/>int pos_last_0=std::upper_bound(nums.begin(),nums.end(),0)-nums.begin();</text:p>
      <text:p text:style-name="Standard"/>
      <text:p text:style-name="Standard"><text:s text:c="8"/><text:span text:style-name="T11"><text:s text:c="4"/>// pos_1st_0: is the number of negative integers</text:span></text:p>
      <text:p text:style-name="P5"><text:s text:c="12"/>// n-pos_last_0: is the number of positive integers.</text:p>
      <text:p text:style-name="Standard"><text:s text:c="12"/>return <text:s/>std::max(pos_1st_0,n-pos_last_0);</text:p>
      <text:p text:style-name="Standard"><text:s text:c="8"/>}</text:p>
      <text:p text:style-name="Standard">};</text:p>
      <text:p text:style-name="Text_20_body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2:43:45.601653328</meta:creation-date>
    <dc:date>2025-03-12T12:48:25.702517497</dc:date>
    <meta:editing-duration>PT4M4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50" meta:word-count="335" meta:character-count="2374" meta:non-whitespace-character-count="1855"/>
  </office:meta>
</office:document-meta>
</file>